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text:soft-page-break/>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<text:soft-page-break/>0</text:p>
            <text:p text:style-name="P5"/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o.amount_untaxed&gt;</text:placeholder>0</text:p>
            <text:p text:style-name="P9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1T20:06:44</dc:date>
    <meta:editing-duration>P2DT17H27M25S</meta:editing-duration>
    <meta:editing-cycles>527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9" meta:word-count="420" meta:character-count="4593" meta:non-whitespace-character-count="4106"/>
  </office:meta>
</office:document-meta>
</file>